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146.185.129.224:8080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 style:list-style-name="L3">
      <style:graphic-properties draw:stroke="none" draw:fill="none" draw:fill-color="#ffffff" draw:textarea-vertical-align="middle" fo:min-height="3.50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layer="layout" svg:width="0.853cm" svg:height="0.963cm" svg:x="13.609cm" svg:y="10.102cm">
          <draw:text-box>
            <text:p>§</text:p>
          </draw:text-box>
        </draw:frame>
        <draw:frame draw:style-name="gr2" draw:text-style-name="P1" draw:layer="layout" svg:width="25.199cm" svg:height="3.756cm" svg:x="1.401cm" svg:y="0.837cm">
          <draw:text-box>
            <text:p/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</text:p>
          </draw:text-box>
        </draw:frame>
        <draw:frame presentation:style-name="pr1" draw:layer="layout" svg:width="25.199cm" svg:height="3.506cm" svg:x="1.401cm" svg:y="0.837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7:24.899530721</meta:creation-date>
    <dc:date>2016-07-31T11:38:00.385978652</dc:date>
    <meta:editing-duration>P0D</meta:editing-duration>
    <meta:editing-cycles>1</meta:editing-cycles>
    <meta:document-statistic meta:object-count="29"/>
    <meta:generator>LibreOffice/4.2.7.2$Linux_X86_64 LibreOffice_project/420m0$Build-2</meta:generator>
  </office:meta>
</office:document-meta>
</file>